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04563" calcext:value-type="float">
            <text:p>0,004563</text:p>
          </table:table-cell>
          <table:table-cell/>
          <table:table-cell table:formula="of:=[.B1]" office:value-type="float" office:value="0.004563" calcext:value-type="float">
            <text:p>0,004563</text:p>
          </table:table-cell>
          <table:table-cell table:formula="of:=[.B2]" office:value-type="float" office:value="0.000211" calcext:value-type="float">
            <text:p>0,000211</text:p>
          </table:table-cell>
          <table:table-cell table:formula="of:=[.B3]" office:value-type="float" office:value="0.0048" calcext:value-type="float">
            <text:p>0,004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1" calcext:value-type="float">
            <text:p>0,000211</text:p>
          </table:table-cell>
          <table:table-cell/>
          <table:table-cell table:formula="of:=[.B5]" office:value-type="float" office:value="0.004649" calcext:value-type="float">
            <text:p>0,004649</text:p>
          </table:table-cell>
          <table:table-cell table:formula="of:=[.B6]" office:value-type="float" office:value="0.000232" calcext:value-type="float">
            <text:p>0,000232</text:p>
          </table:table-cell>
          <table:table-cell table:formula="of:=[.B7]" office:value-type="float" office:value="0.004897" calcext:value-type="float">
            <text:p>0,0048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8" calcext:value-type="float">
            <text:p>0,0048</text:p>
          </table:table-cell>
          <table:table-cell/>
          <table:table-cell table:formula="of:=[.B9]" office:value-type="float" office:value="0.008066" calcext:value-type="float">
            <text:p>0,008066</text:p>
          </table:table-cell>
          <table:table-cell table:formula="of:=[.B10]" office:value-type="float" office:value="0.000247" calcext:value-type="float">
            <text:p>0,000247</text:p>
          </table:table-cell>
          <table:table-cell table:formula="of:=[.B11]" office:value-type="float" office:value="0.008323" calcext:value-type="float">
            <text:p>0,008323</text:p>
          </table:table-cell>
        </table:table-row>
        <table:table-row table:style-name="ro1">
          <table:table-cell table:number-columns-repeated="3"/>
          <table:table-cell table:formula="of:=[.B13]" office:value-type="float" office:value="0.004843" calcext:value-type="float">
            <text:p>0,004843</text:p>
          </table:table-cell>
          <table:table-cell table:formula="of:=[.B14]" office:value-type="float" office:value="0.000104" calcext:value-type="float">
            <text:p>0,000104</text:p>
          </table:table-cell>
          <table:table-cell table:formula="of:=[.B15]" office:value-type="float" office:value="0.00496" calcext:value-type="float">
            <text:p>0,00496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649" calcext:value-type="float">
            <text:p>0,004649</text:p>
          </table:table-cell>
          <table:table-cell/>
          <table:table-cell table:formula="of:=[.B17]" office:value-type="float" office:value="0.003843" calcext:value-type="float">
            <text:p>0,003843</text:p>
          </table:table-cell>
          <table:table-cell table:formula="of:=[.B18]" office:value-type="float" office:value="0.000203" calcext:value-type="float">
            <text:p>0,000203</text:p>
          </table:table-cell>
          <table:table-cell table:formula="of:=[.B19]" office:value-type="float" office:value="0.004055" calcext:value-type="float">
            <text:p>0,00405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2" calcext:value-type="float">
            <text:p>0,000232</text:p>
          </table:table-cell>
          <table:table-cell/>
          <table:table-cell table:formula="of:=[.B21]" office:value-type="float" office:value="0.004778" calcext:value-type="float">
            <text:p>0,004778</text:p>
          </table:table-cell>
          <table:table-cell table:formula="of:=[.B22]" office:value-type="float" office:value="0.000163" calcext:value-type="float">
            <text:p>0,000163</text:p>
          </table:table-cell>
          <table:table-cell table:formula="of:=[.B23]" office:value-type="float" office:value="0.004952" calcext:value-type="float">
            <text:p>0,00495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897" calcext:value-type="float">
            <text:p>0,004897</text:p>
          </table:table-cell>
          <table:table-cell/>
          <table:table-cell table:formula="of:=[.B25]" office:value-type="float" office:value="0.004827" calcext:value-type="float">
            <text:p>0,004827</text:p>
          </table:table-cell>
          <table:table-cell table:formula="of:=[.B26]" office:value-type="float" office:value="0.000137" calcext:value-type="float">
            <text:p>0,000137</text:p>
          </table:table-cell>
          <table:table-cell table:formula="of:=[.B27]" office:value-type="float" office:value="0.004975" calcext:value-type="float">
            <text:p>0,004975</text:p>
          </table:table-cell>
        </table:table-row>
        <table:table-row table:style-name="ro1">
          <table:table-cell table:number-columns-repeated="3"/>
          <table:table-cell table:formula="of:=[.B29]" office:value-type="float" office:value="0.003989" calcext:value-type="float">
            <text:p>0,003989</text:p>
          </table:table-cell>
          <table:table-cell table:formula="of:=[.B30]" office:value-type="float" office:value="0.00014" calcext:value-type="float">
            <text:p>0,00014</text:p>
          </table:table-cell>
          <table:table-cell table:formula="of:=[.B31]" office:value-type="float" office:value="0.004141" calcext:value-type="float">
            <text:p>0,004141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8066" calcext:value-type="float">
            <text:p>0,008066</text:p>
          </table:table-cell>
          <table:table-cell/>
          <table:table-cell table:formula="of:=[.B33]" office:value-type="float" office:value="0.00588" calcext:value-type="float">
            <text:p>0,00588</text:p>
          </table:table-cell>
          <table:table-cell table:formula="of:=[.B34]" office:value-type="float" office:value="0.000117" calcext:value-type="float">
            <text:p>0,000117</text:p>
          </table:table-cell>
          <table:table-cell table:formula="of:=[.B35]" office:value-type="float" office:value="0.006009" calcext:value-type="float">
            <text:p>0,00600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47" calcext:value-type="float">
            <text:p>0,000247</text:p>
          </table:table-cell>
          <table:table-cell/>
          <table:table-cell table:formula="of:=[.B37]" office:value-type="float" office:value="0.004163" calcext:value-type="float">
            <text:p>0,004163</text:p>
          </table:table-cell>
          <table:table-cell table:formula="of:=[.B38]" office:value-type="float" office:value="0.000214" calcext:value-type="float">
            <text:p>0,000214</text:p>
          </table:table-cell>
          <table:table-cell table:formula="of:=[.B39]" office:value-type="float" office:value="0.004389" calcext:value-type="float">
            <text:p>0,0043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8323" calcext:value-type="float">
            <text:p>0,008323</text:p>
          </table:table-cell>
          <table:table-cell/>
          <table:table-cell table:formula="of:=[.B41]" office:value-type="float" office:value="0.005216" calcext:value-type="float">
            <text:p>0,005216</text:p>
          </table:table-cell>
          <table:table-cell table:formula="of:=[.B42]" office:value-type="float" office:value="0.000258" calcext:value-type="float">
            <text:p>0,000258</text:p>
          </table:table-cell>
          <table:table-cell table:formula="of:=[.B43]" office:value-type="float" office:value="0.005488" calcext:value-type="float">
            <text:p>0,0054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843" calcext:value-type="float">
            <text:p>0,004843</text:p>
          </table:table-cell>
          <table:table-cell/>
          <table:table-cell table:formula="of:=SMALL([.D$1:.D$11];1)" office:value-type="float" office:value="0.003843" calcext:value-type="float">
            <text:p>0,003843</text:p>
          </table:table-cell>
          <table:table-cell table:formula="of:=SMALL([.E$1:.E$11];1)" office:value-type="float" office:value="0.000104" calcext:value-type="float">
            <text:p>0,000104</text:p>
          </table:table-cell>
          <table:table-cell table:formula="of:=SMALL([.F$1:.F$11];1)" office:value-type="float" office:value="0.004055" calcext:value-type="float">
            <text:p>0,00405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04" calcext:value-type="float">
            <text:p>0,000104</text:p>
          </table:table-cell>
          <table:table-cell/>
          <table:table-cell table:formula="of:=SMALL([.D$1:.D$11];2)" office:value-type="float" office:value="0.003989" calcext:value-type="float">
            <text:p>0,003989</text:p>
          </table:table-cell>
          <table:table-cell table:formula="of:=SMALL([.E$1:.E$11];2)" office:value-type="float" office:value="0.000117" calcext:value-type="float">
            <text:p>0,000117</text:p>
          </table:table-cell>
          <table:table-cell table:formula="of:=SMALL([.F$1:.F$11];2)" office:value-type="float" office:value="0.004141" calcext:value-type="float">
            <text:p>0,00414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96" calcext:value-type="float">
            <text:p>0,00496</text:p>
          </table:table-cell>
          <table:table-cell/>
          <table:table-cell table:formula="of:=SMALL([.D$1:.D$11];3)" office:value-type="float" office:value="0.004163" calcext:value-type="float">
            <text:p>0,004163</text:p>
          </table:table-cell>
          <table:table-cell table:formula="of:=SMALL([.E$1:.E$11];3)" office:value-type="float" office:value="0.000137" calcext:value-type="float">
            <text:p>0,000137</text:p>
          </table:table-cell>
          <table:table-cell table:formula="of:=SMALL([.F$1:.F$11];3)" office:value-type="float" office:value="0.004389" calcext:value-type="float">
            <text:p>0,004389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04563" calcext:value-type="float">
            <text:p>0,004563</text:p>
          </table:table-cell>
          <table:table-cell table:formula="of:=SMALL([.E$1:.E$11];4)" office:value-type="float" office:value="0.00014" calcext:value-type="float">
            <text:p>0,00014</text:p>
          </table:table-cell>
          <table:table-cell table:formula="of:=SMALL([.F$1:.F$11];4)" office:value-type="float" office:value="0.0048" calcext:value-type="float">
            <text:p>0,0048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3843" calcext:value-type="float">
            <text:p>0,003843</text:p>
          </table:table-cell>
          <table:table-cell/>
          <table:table-cell table:formula="of:=SMALL([.D$1:.D$11];5)" office:value-type="float" office:value="0.004649" calcext:value-type="float">
            <text:p>0,004649</text:p>
          </table:table-cell>
          <table:table-cell table:formula="of:=SMALL([.E$1:.E$11];5)" office:value-type="float" office:value="0.000163" calcext:value-type="float">
            <text:p>0,000163</text:p>
          </table:table-cell>
          <table:table-cell table:formula="of:=SMALL([.F$1:.F$11];5)" office:value-type="float" office:value="0.004897" calcext:value-type="float">
            <text:p>0,00489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3" calcext:value-type="float">
            <text:p>0,000203</text:p>
          </table:table-cell>
          <table:table-cell/>
          <table:table-cell table:formula="of:=AVERAGE([.D13:.D17])" office:value-type="float" office:value="0.0042414" calcext:value-type="float">
            <text:p>0,0042414</text:p>
          </table:table-cell>
          <table:table-cell table:formula="of:=AVERAGE([.E13:.E17])" office:value-type="float" office:value="0.0001322" calcext:value-type="float">
            <text:p>0,0001322</text:p>
          </table:table-cell>
          <table:table-cell table:formula="of:=AVERAGE([.F13:.F17])" office:value-type="float" office:value="0.0044564" calcext:value-type="float">
            <text:p>0,004456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055" calcext:value-type="float">
            <text:p>0,00405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778" calcext:value-type="float">
            <text:p>0,004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63" calcext:value-type="float">
            <text:p>0,000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952" calcext:value-type="float">
            <text:p>0,0049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827" calcext:value-type="float">
            <text:p>0,004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37" calcext:value-type="float">
            <text:p>0,000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975" calcext:value-type="float">
            <text:p>0,00497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3989" calcext:value-type="float">
            <text:p>0,003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4" calcext:value-type="float">
            <text:p>0,00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141" calcext:value-type="float">
            <text:p>0,0041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88" calcext:value-type="float">
            <text:p>0,0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17" calcext:value-type="float">
            <text:p>0,000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6009" calcext:value-type="float">
            <text:p>0,0060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163" calcext:value-type="float">
            <text:p>0,004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4" calcext:value-type="float">
            <text:p>0,000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389" calcext:value-type="float">
            <text:p>0,00438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216" calcext:value-type="float">
            <text:p>0,005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58" calcext:value-type="float">
            <text:p>0,000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488" calcext:value-type="float">
            <text:p>0,00548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297" calcext:value-type="float">
            <text:p>0,005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1" calcext:value-type="float">
            <text:p>0,000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539" calcext:value-type="float">
            <text:p>0,00553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376" calcext:value-type="float">
            <text:p>0,005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9" calcext:value-type="float">
            <text:p>0,000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599" calcext:value-type="float">
            <text:p>0,0055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191" calcext:value-type="float">
            <text:p>0,007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5" calcext:value-type="float">
            <text:p>0,00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351" calcext:value-type="float">
            <text:p>0,00735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6125" calcext:value-type="float">
            <text:p>0,006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25" calcext:value-type="float">
            <text:p>0,00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6361" calcext:value-type="float">
            <text:p>0,006361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0530307142857143" calcext:value-type="float">
            <text:p>0,005303071428571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187857142857143" calcext:value-type="float">
            <text:p>0,000187857142857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0550278571428571" calcext:value-type="float">
            <text:p>0,0055027857142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1:33.2305161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1:37.952957144</dc:date>
    <meta:editing-duration>PT13M25S</meta:editing-duration>
    <meta:editing-cycles>12</meta:editing-cycles>
    <meta:generator>LibreOffice/6.2.5.2$Linux_X86_64 LibreOffice_project/20$Build-2</meta:generator>
    <meta:document-statistic meta:table-count="1" meta:cell-count="144" meta:object-count="0"/>
  </office:meta>
</office:document-meta>
</file>